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staff members and students con login the system using their login dredentials.</text:p>
      <text:p text:style-name="Standard"/>
      <text:p text:style-name="Standard">Any new student can register for any course at any time.</text:p>
      <text:p text:style-name="Standard"/>
      <text:p text:style-name="Standard">The professors are able to able to add/upload the necessary materials onto th online library.</text:p>
      <text:p text:style-name="Standard">The students are able to view the concerned files of subject as their course subject lectures.</text:p>
      <text:p text:style-name="Standard"/>
      <text:p text:style-name="Standard">The courses provided are BE and ME courses having at the most Computer_It or Electronics department.</text:p>
      <text:p text:style-name="Standard"/>
      <text:p text:style-name="Standard">Fees interface is created as different courses have different fees structure.</text:p>
      <text:p text:style-name="Standard"/>
      <text:p text:style-name="Standard">Exam interface is created as different courses have different exam style and marks structur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07-07T16:21:19</meta:creation-date>
    <dc:date>2014-07-07T16:46:27</dc:date>
    <dc:creator>webonise </dc:creator>
    <meta:editing-duration>PT9M57S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7" meta:word-count="96" meta:character-count="595" meta:non-whitespace-character-count="506"/>
  </office:meta>
</office:document-meta>
</file>